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" style:parent-style-name="Standard" style:family="paragraph">
      <style:paragraph-properties fo:margin-left="-0.0034in" fo:margin-right="0in">
        <style:tab-stops/>
      </style:paragraph-properties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fo:language="vi" fo:country="V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language="vi" fo:country="V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vi" fo:country="V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 fo:language="vi" fo:country="VN"/>
    </style:style>
    <style:style style:name="T40" style:parent-style-name="DefaultParagraphFont" style:family="text">
      <style:text-properties style:font-name="Times New Roman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P46" style:parent-style-name="Standard" style:family="paragraph">
      <style:paragraph-properties fo:margin-left="-0.0034in" fo:margin-right="0in">
        <style:tab-stops/>
      </style:paragraph-properties>
    </style:style>
    <style:style style:name="T47" style:parent-style-name="DefaultParagraphFont" style:family="text">
      <style:text-properties style:font-name="Times New Roman" fo:font-weight="bold" style:font-weight-asian="bold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P52" style:parent-style-name="Standard" style:family="paragraph">
      <style:paragraph-properties fo:margin-left="-0.0034in" fo:margin-right="0in">
        <style:tab-stops/>
      </style:paragraph-properties>
    </style:style>
    <style:style style:name="T53" style:parent-style-name="DefaultParagraphFont" style:family="text">
      <style:text-properties style:font-name="Times New Roman" fo:font-weight="bold" style:font-weight-asian="bold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fo:font-weight="bold" style:font-weight-asian="bold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 fo:language="vi" fo:country="V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 fo:language="vi" fo:country="VN"/>
    </style:style>
    <style:style style:name="T66" style:parent-style-name="DefaultParagraphFont" style:family="text">
      <style:text-properties style:font-name="Times New Roman"/>
    </style:style>
    <style:style style:name="P67" style:parent-style-name="Standard" style:family="paragraph">
      <style:paragraph-properties fo:margin-left="-0.0034in" fo:margin-right="0in">
        <style:tab-stops/>
      </style:paragraph-properties>
    </style:style>
    <style:style style:name="T68" style:parent-style-name="DefaultParagraphFont" style:family="text">
      <style:text-properties style:font-name="Times New Roman" fo:font-weight="bold" style:font-weight-asian="bold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P72" style:parent-style-name="Standard" style:family="paragraph">
      <style:paragraph-properties fo:margin-left="-0.0034in" fo:margin-right="0in">
        <style:tab-stops/>
      </style:paragraph-properties>
    </style:style>
    <style:style style:name="P73" style:parent-style-name="Standard" style:family="paragraph">
      <style:paragraph-properties fo:margin-left="-0.0034in" fo:margin-right="0in">
        <style:tab-stops/>
      </style:paragraph-properties>
    </style:style>
    <style:style style:name="T74" style:parent-style-name="DefaultParagraphFont" style:family="text">
      <style:text-properties style:font-name="Times New Roman" fo:font-weight="bold" style:font-weight-asian="bold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P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79" style:parent-style-name="Standard" style:family="paragraph">
      <style:paragraph-properties fo:margin-left="-0.0034in" fo:margin-right="0in">
        <style:tab-stops/>
      </style:paragraph-properties>
    </style:style>
    <style:style style:name="T80" style:parent-style-name="DefaultParagraphFont" style:family="text">
      <style:text-properties style:font-name="Times New Roman" fo:font-weight="bold" style:font-weight-asian="bold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5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8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88" style:parent-style-name="Standard" style:family="paragraph">
      <style:paragraph-properties fo:margin-left="-0.0034in" fo:margin-right="0in">
        <style:tab-stops/>
      </style:paragraph-properties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 style:font-weight-complex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 fo:font-style="italic" style:font-style-asian="italic"/>
    </style:style>
    <style:style style:name="P101" style:parent-style-name="Standard" style:family="paragraph">
      <style:paragraph-properties fo:margin-left="-0.0034in" fo:margin-right="0in">
        <style:tab-stops/>
      </style:paragraph-properties>
    </style:style>
    <style:style style:name="P102" style:parent-style-name="Standard" style:family="paragraph">
      <style:paragraph-properties fo:margin-left="-0.0034in" fo:margin-right="0in">
        <style:tab-stops/>
      </style:paragraph-properties>
    </style:style>
    <style:style style:name="T103" style:parent-style-name="DefaultParagraphFont" style:family="text">
      <style:text-properties style:font-name="Times New Roman" fo:font-weight="bold" style:font-weight-asian="bold" style:font-weight-complex="bold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 style:font-weight-complex="bold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style:font-weight-complex="bold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 fo:font-style="italic" style:font-style-asian="italic"/>
    </style:style>
    <style:style style:name="P11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18" style:parent-style-name="Standard" style:family="paragraph">
      <style:paragraph-properties fo:margin-left="-0.0034in" fo:margin-right="0in">
        <style:tab-stops/>
      </style:paragraph-properties>
    </style:style>
    <style:style style:name="T119" style:parent-style-name="DefaultParagraphFont" style:family="text">
      <style:text-properties style:font-name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 style:font-weight-complex="bold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fo:font-weight="bold" style:font-weight-asian="bold"/>
    </style:style>
    <style:style style:name="T126" style:parent-style-name="DefaultParagraphFont" style:family="text">
      <style:text-properties style:font-name="Times New Roman" fo:font-weight="bold" style:font-weight-asian="bold"/>
    </style:style>
    <style:style style:name="T127" style:parent-style-name="DefaultParagraphFont" style:family="text">
      <style:text-properties style:font-name="Times New Roman" fo:font-weight="bold" style:font-weight-asian="bold"/>
    </style:style>
    <style:style style:name="T128" style:parent-style-name="DefaultParagraphFont" style:family="text">
      <style:text-properties style:font-name="Times New Roman" style:font-weight-complex="bold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 fo:font-style="italic" style:font-style-asian="italic"/>
    </style:style>
    <style:style style:name="P13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5" style:parent-style-name="Standard" style:family="paragraph">
      <style:paragraph-properties fo:margin-left="-0.0034in" fo:margin-right="0in">
        <style:tab-stops/>
      </style:paragraph-properties>
    </style:style>
    <style:style style:name="T136" style:parent-style-name="DefaultParagraphFont" style:family="text">
      <style:text-properties style:font-name="Times New Roman" fo:font-weight="bold" style:font-weight-asian="bold" style:font-weight-complex="bold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 style:font-weight-complex="bold"/>
    </style:style>
    <style:style style:name="T139" style:parent-style-name="DefaultParagraphFont" style:family="text">
      <style:text-properties style:font-name="Times New Roman" fo:font-weight="bold" style:font-weight-asian="bold"/>
    </style:style>
    <style:style style:name="T140" style:parent-style-name="DefaultParagraphFont" style:family="text">
      <style:text-properties style:font-name="Times New Roman" fo:font-weight="bold" style:font-weight-asian="bold"/>
    </style:style>
    <style:style style:name="T141" style:parent-style-name="DefaultParagraphFont" style:family="text">
      <style:text-properties style:font-name="Times New Roman" fo:font-weight="bold" style:font-weight-asian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style:font-weight-complex="bold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 fo:font-style="italic" style:font-style-asian="italic"/>
    </style:style>
    <style:style style:name="P14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49" style:parent-style-name="Standard" style:family="paragraph">
      <style:paragraph-properties fo:margin-left="-0.0034in" fo:margin-right="0in">
        <style:tab-stops/>
      </style:paragraph-properties>
    </style:style>
    <style:style style:name="T150" style:parent-style-name="DefaultParagraphFont" style:family="text">
      <style:text-properties style:font-name="Times New Roman" fo:font-weight="bold" style:font-weight-asian="bold" style:font-weight-complex="bold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 style:font-weight-complex="bold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 fo:font-style="italic" style:font-style-asian="italic"/>
    </style:style>
    <style:style style:name="P16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2" style:parent-style-name="Standard" style:family="paragraph">
      <style:paragraph-properties fo:margin-left="-0.0034in" fo:margin-right="0in">
        <style:tab-stops/>
      </style:paragraph-properties>
    </style:style>
    <style:style style:name="T163" style:parent-style-name="DefaultParagraphFont" style:family="text">
      <style:text-properties style:font-name="Times New Roman" fo:font-weight="bold" style:font-weight-asian="bold" style:font-weight-complex="bold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 style:font-weight-complex="bold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 style:font-weight-complex="bold"/>
    </style:style>
    <style:style style:name="T173" style:parent-style-name="DefaultParagraphFont" style:family="text">
      <style:text-properties style:font-name="Times New Roman" fo:font-weight="bold" style:font-weight-asian="bold"/>
    </style:style>
    <style:style style:name="T174" style:parent-style-name="DefaultParagraphFont" style:family="text">
      <style:text-properties style:font-name="Times New Roman" fo:font-weight="bold" style:font-weight-asian="bold"/>
    </style:style>
    <style:style style:name="T175" style:parent-style-name="DefaultParagraphFont" style:family="text">
      <style:text-properties style:font-name="Times New Roman" fo:font-style="italic" style:font-style-asian="italic"/>
    </style:style>
    <style:style style:name="P17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7" style:parent-style-name="Standard" style:family="paragraph">
      <style:paragraph-properties fo:margin-left="-0.0034in" fo:margin-right="0in">
        <style:tab-stops/>
      </style:paragraph-properties>
    </style:style>
    <style:style style:name="T178" style:parent-style-name="DefaultParagraphFont" style:family="text">
      <style:text-properties style:font-name="Times New Roman" fo:font-weight="bold" style:font-weight-asian="bold" style:font-weight-complex="bold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style:font-weight-complex="bold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 style:font-weight-complex="bold"/>
    </style:style>
    <style:style style:name="T188" style:parent-style-name="DefaultParagraphFont" style:family="text">
      <style:text-properties style:font-name="Times New Roman" fo:font-weight="bold" style:font-weight-asian="bold"/>
    </style:style>
    <style:style style:name="T189" style:parent-style-name="DefaultParagraphFont" style:family="text">
      <style:text-properties style:font-name="Times New Roman" fo:font-weight="bold" style:font-weight-asian="bold"/>
    </style:style>
    <style:style style:name="T190" style:parent-style-name="DefaultParagraphFont" style:family="text">
      <style:text-properties style:font-name="Times New Roman" fo:font-weight="bold" style:font-weight-asian="bold"/>
    </style:style>
    <style:style style:name="T191" style:parent-style-name="DefaultParagraphFont" style:family="text">
      <style:text-properties style:font-name="Times New Roman" fo:font-style="italic" style:font-style-asian="italic"/>
    </style:style>
    <style:style style:name="P192" style:parent-style-name="Standard" style:family="paragraph">
      <style:paragraph-properties fo:margin-left="-0.0034in" fo:margin-right="0in">
        <style:tab-stops/>
      </style:paragraph-properties>
    </style:style>
    <style:style style:name="T193" style:parent-style-name="DefaultParagraphFont" style:family="text">
      <style:text-properties style:font-name="Times New Roman"/>
    </style:style>
    <style:style style:name="P194" style:parent-style-name="Standard" style:family="paragraph">
      <style:paragraph-properties fo:margin-left="-0.0034in" fo:margin-right="0in">
        <style:tab-stops/>
      </style:paragraph-properties>
    </style:style>
    <style:style style:name="T195" style:parent-style-name="DefaultParagraphFont" style:family="text">
      <style:text-properties style:font-name="Times New Roman" fo:font-weight="bold" style:font-weight-asian="bold" style:font-weight-complex="bold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Times New Roman" style:font-weight-complex="bold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 style:font-weight-complex="bold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 fo:font-style="italic" style:font-style-asian="italic"/>
    </style:style>
    <style:style style:name="P210" style:parent-style-name="Standard" style:family="paragraph">
      <style:paragraph-properties fo:margin-left="0in" fo:margin-right="0in">
        <style:tab-stops/>
      </style:paragraph-properties>
    </style:style>
    <style:style style:name="P211" style:parent-style-name="Standard" style:family="paragraph">
      <style:paragraph-properties fo:margin-left="-0.0034in" fo:margin-right="0in">
        <style:tab-stops/>
      </style:paragraph-properties>
    </style:style>
    <style:style style:name="T212" style:parent-style-name="DefaultParagraphFont" style:family="text">
      <style:text-properties style:font-name="Times New Roman" fo:font-weight="bold" style:font-weight-asian="bold" style:font-weight-complex="bold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fo:font-weight="bold" style:font-weight-asian="bold" style:font-weight-complex="bold"/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216" style:parent-style-name="DefaultParagraphFont" style:family="text">
      <style:text-properties style:font-name="Times New Roman" fo:font-weight="bold" style:font-weight-asian="bold" style:font-weight-complex="bold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P225" style:parent-style-name="Standard" style:family="paragraph">
      <style:paragraph-properties fo:margin-left="-0.0034in" fo:margin-right="0in">
        <style:tab-stops/>
      </style:paragraph-properties>
    </style:style>
    <style:style style:name="P226" style:parent-style-name="Standard" style:family="paragraph">
      <style:paragraph-properties fo:margin-left="-0.0034in" fo:margin-right="0in">
        <style:tab-stops/>
      </style:paragraph-properties>
    </style:style>
    <style:style style:name="T227" style:parent-style-name="DefaultParagraphFont" style:family="text">
      <style:text-properties style:font-name="Times New Roman" fo:font-weight="bold" style:font-weight-asian="bold" style:font-weight-complex="bold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 style:font-weight-complex="bold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 style:font-weight-complex="bold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 fo:font-style="italic" style:font-style-asian="italic"/>
    </style:style>
    <style:style style:name="P240" style:parent-style-name="Standard" style:family="paragraph">
      <style:paragraph-properties fo:margin-left="-0.0034in" fo:margin-right="0in">
        <style:tab-stops/>
      </style:paragraph-properties>
    </style:style>
    <style:style style:name="P241" style:parent-style-name="Standard" style:family="paragraph">
      <style:paragraph-properties fo:margin-left="-0.0034in" fo:margin-right="0in">
        <style:tab-stops/>
      </style:paragraph-properties>
    </style:style>
    <style:style style:name="T242" style:parent-style-name="DefaultParagraphFont" style:family="text">
      <style:text-properties style:font-name="Times New Roman" fo:font-weight="bold" style:font-weight-asian="bold" style:font-weight-complex="bold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 style:font-weight-complex="bold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 fo:font-style="italic" style:font-style-asian="italic"/>
    </style:style>
    <style:style style:name="P254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5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8" style:parent-style-name="Standard" style:family="paragraph">
      <style:paragraph-properties fo:margin-left="-0.0034in" fo:margin-right="0in">
        <style:tab-stops/>
      </style:paragraph-properties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 style:font-weight-complex="bold"/>
    </style:style>
    <style:style style:name="T262" style:parent-style-name="DefaultParagraphFont" style:family="text">
      <style:text-properties style:font-name="Times New Roman" fo:font-weight="bold" style:font-weight-asian="bol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 fo:font-style="italic" style:font-style-asian="italic"/>
    </style:style>
    <style:style style:name="T265" style:parent-style-name="DefaultParagraphFont" style:family="text">
      <style:text-properties style:font-name="Times New Roman" fo:font-style="italic" style:font-style-asian="italic"/>
    </style:style>
    <style:style style:name="T266" style:parent-style-name="DefaultParagraphFont" style:family="text">
      <style:text-properties style:font-name="Times New Roman" fo:font-style="italic" style:font-style-asian="italic"/>
    </style:style>
    <style:style style:name="T267" style:parent-style-name="DefaultParagraphFont" style:family="text">
      <style:text-properties style:font-name="Times New Roman" fo:font-style="italic" style:font-style-asian="italic"/>
    </style:style>
    <style:style style:name="T268" style:parent-style-name="DefaultParagraphFont" style:family="text">
      <style:text-properties style:font-name="Times New Roman" fo:font-style="italic" style:font-style-asian="italic"/>
    </style:style>
    <style:style style:name="T269" style:parent-style-name="DefaultParagraphFont" style:family="text">
      <style:text-properties style:font-name="Times New Roman" fo:font-style="italic" style:font-style-asian="italic"/>
    </style:style>
    <style:style style:name="T270" style:parent-style-name="DefaultParagraphFont" style:family="text">
      <style:text-properties style:font-name="Times New Roman" fo:font-style="italic" style:font-style-asian="italic"/>
    </style:style>
    <style:style style:name="P271" style:parent-style-name="Standard" style:family="paragraph">
      <style:paragraph-properties fo:margin-left="-0.0034in" fo:margin-right="0in">
        <style:tab-stops/>
      </style:paragraph-properties>
    </style:style>
    <style:style style:name="T272" style:parent-style-name="DefaultParagraphFont" style:family="text">
      <style:text-properties style:font-name="Times New Roman" fo:font-weight="bold" style:font-weight-asian="bold" style:font-weight-complex="bold"/>
    </style:style>
    <style:style style:name="T273" style:parent-style-name="DefaultParagraphFont" style:family="text">
      <style:text-properties style:font-name="Times New Roman"/>
    </style:style>
    <style:style style:name="T274" style:parent-style-name="DefaultParagraphFont" style:family="text">
      <style:text-properties style:font-name="Times New Roman"/>
    </style:style>
    <style:style style:name="T275" style:parent-style-name="DefaultParagraphFont" style:family="text">
      <style:text-properties style:font-name="Times New Roman" style:font-weight-complex="bold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 fo:font-style="italic" style:font-style-asian="italic"/>
    </style:style>
    <style:style style:name="P286" style:parent-style-name="Standard" style:family="paragraph">
      <style:paragraph-properties fo:margin-left="-0.0034in" fo:margin-right="0in">
        <style:tab-stops/>
      </style:paragraph-properties>
    </style:style>
    <style:style style:name="T287" style:parent-style-name="DefaultParagraphFont" style:family="text">
      <style:text-properties style:font-name="Times New Roman" fo:font-weight="bold" style:font-weight-asian="bold" style:font-weight-complex="bold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 style:font-weight-complex="bol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 fo:font-style="italic" style:font-style-asian="italic"/>
    </style:style>
    <style:style style:name="T294" style:parent-style-name="DefaultParagraphFont" style:family="text">
      <style:text-properties style:font-name="Times New Roman" fo:font-style="italic" style:font-style-asian="italic"/>
    </style:style>
    <style:style style:name="T295" style:parent-style-name="DefaultParagraphFont" style:family="text">
      <style:text-properties style:font-name="Times New Roman" fo:font-style="italic" style:font-style-asian="italic"/>
    </style:style>
    <style:style style:name="T296" style:parent-style-name="DefaultParagraphFont" style:family="text">
      <style:text-properties style:font-name="Times New Roman" fo:font-style="italic" style:font-style-asian="italic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T299" style:parent-style-name="DefaultParagraphFont" style:family="text">
      <style:text-properties style:font-name="Times New Roman" fo:font-style="italic" style:font-style-asian="italic"/>
    </style:style>
    <style:style style:name="P300" style:parent-style-name="Standard" style:family="paragraph">
      <style:paragraph-properties fo:margin-left="-0.0034in" fo:margin-right="0in">
        <style:tab-stops/>
      </style:paragraph-properties>
    </style:style>
    <style:style style:name="T301" style:parent-style-name="DefaultParagraphFont" style:family="text">
      <style:text-properties style:font-name="Times New Roman" fo:font-weight="bold" style:font-weight-asian="bold" style:font-weight-complex="bold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 style:font-weight-complex="bold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P309" style:parent-style-name="Standard" style:family="paragraph">
      <style:paragraph-properties fo:margin-left="-0.0034in" fo:margin-right="0in">
        <style:tab-stops/>
      </style:paragraph-properties>
    </style:style>
    <style:style style:name="T310" style:parent-style-name="DefaultParagraphFont" style:family="text">
      <style:text-properties style:font-name="Times New Roman" fo:font-weight="bold" style:font-weight-asian="bold" style:font-weight-complex="bold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fo:font-style="italic" style:font-style-asian="italic"/>
    </style:style>
    <style:style style:name="P323" style:parent-style-name="Standard" style:family="paragraph">
      <style:paragraph-properties fo:margin-left="-0.0034in" fo:margin-right="0in">
        <style:tab-stops/>
      </style:paragraph-properties>
    </style:style>
    <style:style style:name="T324" style:parent-style-name="DefaultParagraphFont" style:family="text">
      <style:text-properties style:font-name="Times New Roman" fo:font-weight="bold" style:font-weight-asian="bold" style:font-weight-complex="bold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/>
    </style:style>
    <style:style style:name="T327" style:parent-style-name="DefaultParagraphFont" style:family="text">
      <style:text-properties style:font-name="Times New Roman" style:font-weight-complex="bold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 fo:font-style="italic" style:font-style-asian="italic"/>
    </style:style>
    <style:style style:name="P337" style:parent-style-name="Standard" style:family="paragraph">
      <style:paragraph-properties fo:margin-left="-0.0034in" fo:margin-right="0in">
        <style:tab-stops/>
      </style:paragraph-properties>
    </style:style>
    <style:style style:name="T338" style:parent-style-name="DefaultParagraphFont" style:family="text">
      <style:text-properties style:font-name="Times New Roman" fo:font-weight="bold" style:font-weight-asian="bold" style:font-weight-complex="bold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 style:font-weight-complex="bold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 fo:font-style="italic" style:font-style-asian="italic"/>
    </style:style>
    <style:style style:name="P35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5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5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55" style:parent-style-name="Standard" style:family="paragraph">
      <style:paragraph-properties fo:margin-left="-0.0034in" fo:margin-right="0in">
        <style:tab-stops/>
      </style:paragraph-properties>
    </style:style>
    <style:style style:name="T356" style:parent-style-name="DefaultParagraphFont" style:family="text">
      <style:text-properties style:font-name="Times New Roman" fo:font-weight="bold" style:font-weight-asian="bold" style:font-weight-complex="bold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 style:font-weight-complex="bold"/>
    </style:style>
    <style:style style:name="T359" style:parent-style-name="DefaultParagraphFont" style:family="text">
      <style:text-properties style:font-name="Times New Roman"/>
    </style:style>
    <style:style style:name="P360" style:parent-style-name="Standard" style:family="paragraph">
      <style:paragraph-properties fo:margin-left="0in" fo:margin-right="0in">
        <style:tab-stops/>
      </style:paragraph-properties>
    </style:style>
    <style:style style:name="T361" style:parent-style-name="DefaultParagraphFont" style:family="text">
      <style:text-properties style:font-name="Times New Roman" fo:font-weight="bold" style:font-weight-asian="bold"/>
    </style:style>
    <style:style style:name="T362" style:parent-style-name="DefaultParagraphFont" style:family="text">
      <style:text-properties style:font-name="Times New Roman" style:font-weight-complex="bold"/>
    </style:style>
    <style:style style:name="P363" style:parent-style-name="Standard" style:family="paragraph">
      <style:paragraph-properties fo:margin-left="0in" fo:margin-right="0in">
        <style:tab-stops/>
      </style:paragraph-properties>
    </style:style>
    <style:style style:name="T364" style:parent-style-name="DefaultParagraphFont" style:family="text">
      <style:text-properties style:font-name="Times New Roman" fo:font-weight="bold" style:font-weight-asian="bold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/>
    </style:style>
    <style:style style:name="T368" style:parent-style-name="DefaultParagraphFont" style:family="text">
      <style:text-properties style:font-name="Times New Roman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7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3" style:parent-style-name="Standard" style:family="paragraph">
      <style:paragraph-properties fo:margin-left="-0.0034in" fo:margin-right="0in">
        <style:tab-stops/>
      </style:paragraph-properties>
    </style:style>
    <style:style style:name="T384" style:parent-style-name="DefaultParagraphFont" style:family="text">
      <style:text-properties style:font-name="Times New Roman" fo:font-weight="bold" style:font-weight-asian="bold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</style:style>
    <style:style style:name="T399" style:parent-style-name="DefaultParagraphFont" style:family="text">
      <style:text-properties style:font-name="Times New Roman" fo:font-weight="bold" style:font-weight-asian="bold"/>
    </style:style>
    <style:style style:name="T400" style:parent-style-name="DefaultParagraphFont" style:family="text">
      <style:text-properties style:font-name="Times New Roman"/>
    </style:style>
    <style:style style:name="T401" style:parent-style-name="DefaultParagraphFont" style:family="text">
      <style:text-properties style:font-name="Times New Roman"/>
    </style:style>
    <style:style style:name="T402" style:parent-style-name="DefaultParagraphFont" style:family="text">
      <style:text-properties style:font-name="Times New Roman"/>
    </style:style>
    <style:style style:name="T403" style:parent-style-name="DefaultParagraphFon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</style:style>
    <style:style style:name="T410" style:parent-style-name="DefaultParagraphFont" style:family="text">
      <style:text-properties style:font-name="Times New Roman" fo:font-weight="bold" style:font-weight-asian="bold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</style:style>
    <style:style style:name="T420" style:parent-style-name="DefaultParagraphFont" style:family="text">
      <style:text-properties style:font-name="Times New Roman" fo:font-weight="bold" style:font-weight-asian="bold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P42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</style:style>
    <style:style style:name="T428" style:parent-style-name="DefaultParagraphFont" style:family="text">
      <style:text-properties style:font-name="Times New Roman" fo:font-weight="bold" style:font-weight-asian="bold"/>
    </style:style>
    <style:style style:name="T429" style:parent-style-name="DefaultParagraphFont" style:family="text">
      <style:text-properties style:font-name="Times New Roman"/>
    </style:style>
    <style:style style:name="T430" style:parent-style-name="DefaultParagraphFont" style:family="text">
      <style:text-properties style:font-name="Times New Roman"/>
    </style:style>
    <style:style style:name="T431" style:parent-style-name="DefaultParagraphFont" style:family="text">
      <style:text-properties style:font-name="Times New Roman"/>
    </style:style>
    <style:style style:name="P432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</style:style>
    <style:style style:name="T442" style:parent-style-name="DefaultParagraphFont" style:family="text">
      <style:text-properties style:font-name="Times New Roman" fo:font-weight="bold" style:font-weight-asian="bold"/>
    </style:style>
    <style:style style:name="T443" style:parent-style-name="DefaultParagraphFont" style:family="text">
      <style:text-properties style:font-name="Times New Roman"/>
    </style:style>
    <style:style style:name="T444" style:parent-style-name="DefaultParagraphFont" style:family="text">
      <style:text-properties style:font-name="Times New Roman"/>
    </style:style>
    <style:style style:name="T445" style:parent-style-name="DefaultParagraphFont" style:family="text">
      <style:text-properties style:font-name="Times New Roman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P45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</style:style>
    <style:style style:name="T457" style:parent-style-name="DefaultParagraphFont" style:family="text">
      <style:text-properties style:font-name="Times New Roman" fo:font-weight="bold" style:font-weight-asian="bold" style:font-weight-complex="bold"/>
    </style:style>
    <style:style style:name="T458" style:parent-style-name="DefaultParagraphFont" style:family="text">
      <style:text-properties style:font-name="Times New Roman"/>
    </style:style>
    <style:style style:name="T459" style:parent-style-name="DefaultParagraphFont" style:family="text">
      <style:text-properties style:font-name="Times New Roman" fo:font-weight="bold" style:font-weight-asian="bold" style:font-weight-complex="bold"/>
    </style:style>
    <style:style style:name="T460" style:parent-style-name="DefaultParagraphFont" style:family="text">
      <style:text-properties style:font-name="Times New Roman" fo:font-weight="bold" style:font-weight-asian="bold" style:font-weight-complex="bold"/>
    </style:style>
    <style:style style:name="T461" style:parent-style-name="DefaultParagraphFont" style:family="text">
      <style:text-properties style:font-name="Times New Roman" fo:font-weight="bold" style:font-weight-asian="bold" style:font-weight-complex="bold"/>
    </style:style>
    <style:style style:name="T462" style:parent-style-name="DefaultParagraphFont" style:family="text">
      <style:text-properties style:font-name="Times New Roman"/>
    </style:style>
    <style:style style:name="T463" style:parent-style-name="DefaultParagraphFont" style:family="text">
      <style:text-properties style:font-name="Times New Roman" fo:font-weight="bold" style:font-weight-asian="bold" style:font-weight-complex="bold"/>
    </style:style>
    <style:style style:name="T464" style:parent-style-name="DefaultParagraphFont" style:family="text">
      <style:text-properties style:font-name="Times New Roman" fo:font-weight="bold" style:font-weight-asian="bold" style:font-weight-complex="bold"/>
    </style:style>
    <style:style style:name="T465" style:parent-style-name="DefaultParagraphFont" style:family="text">
      <style:text-properties style:font-name="Times New Roman" fo:font-weight="bold" style:font-weight-asian="bold" style:font-weight-complex="bold"/>
    </style:style>
    <style:style style:name="T466" style:parent-style-name="DefaultParagraphFont" style:family="text">
      <style:text-properties style:font-name="Times New Roman" fo:font-weight="bold" style:font-weight-asian="bold" style:font-weight-complex="bold"/>
    </style:style>
    <style:style style:name="T467" style:parent-style-name="DefaultParagraphFont" style:family="text">
      <style:text-properties style:font-name="Times New Roman"/>
    </style:style>
    <style:style style:name="P4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</style:style>
    <style:style style:name="T471" style:parent-style-name="DefaultParagraphFont" style:family="text">
      <style:text-properties style:font-name="Times New Roman" fo:font-weight="bold" style:font-weight-asian="bold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/>
    </style:style>
    <style:style style:name="T474" style:parent-style-name="DefaultParagraphFont" style:family="text">
      <style:text-properties style:font-name="Times New Roman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/>
    </style:style>
    <style:style style:name="P4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</style:style>
    <style:style style:name="T481" style:parent-style-name="DefaultParagraphFont" style:family="text">
      <style:text-properties style:font-name="Times New Roman" fo:font-weight="bold" style:font-weight-asian="bold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</style:style>
    <style:style style:name="T490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Specialization</text:span><text:span text:style-name="T25">: Backend &amp; Open-Source</text:span></text:p>
      <text:p text:style-name="P26"/>
      <text:p text:style-name="P27"><text:span text:style-name="T28">Languages</text:span><text:span text:style-name="T29">: <text:s text:c="2"/></text:span><text:span text:style-name="T30"><text:tab/></text:span><text:span text:style-name="T31"><text:tab/>Go <text:s/>, <text:s/>Rust <text:s/>,<text:s/></text:span><text:span text:style-name="T32"><text:s/></text:span><text:span text:style-name="T33">C <text:s/>,</text:span><text:span text:style-name="T34"><text:s text:c="2"/>Java <text:s/>,</text:span><text:span text:style-name="T35"><text:s text:c="2"/>Lua</text:span><text:span text:style-name="T36"><text:s text:c="2"/>,</text:span><text:span text:style-name="T37"><text:tab/></text:span><text:span text:style-name="T38"><text:tab/>JavaScript <text:s/>, <text:s/>TypeScript</text:span><text:span text:style-name="T39"><text:s text:c="2"/>, <text:s/></text:span><text:span text:style-name="T40">HTML <text:s/>, <text:s/>CSS</text:span></text:p>
      <text:p text:style-name="P41"><text:span text:style-name="T42">Databases</text:span><text:span text:style-name="T43">: <text:s text:c="2"/></text:span><text:span text:style-name="T44"><text:tab/></text:span><text:span text:style-name="T45"><text:tab/>PostgreSQL <text:s/>, <text:s/>MongoDB <text:s/>, <text:s/>Redis <text:s/>, <text:s/>Sqlc <text:s/>, <text:s/>Memcached <text:s/>, <text:s/>Turso <text:s/>, <text:s/>InfluxDB <text:s/>, <text:s/>Milvus</text:span></text:p>
      <text:p text:style-name="P46"><text:span text:style-name="T47">Protocols</text:span><text:span text:style-name="T48">:</text:span><text:span text:style-name="T49"><text:tab/></text:span><text:span text:style-name="T50"><text:tab/>GRPC <text:s/>, <text:s/>UDP <text:s/>, <text:s/>HTTP <text:s/>, <text:s text:c="2"/>OpenAPI <text:s/>,</text:span><text:span text:style-name="T51"><text:tab/>GraphQL <text:s/>, <text:s/>Kafka <text:s/>, <text:s/>WebSockets <text:s/>, <text:s/>MQTT</text:span></text:p>
      <text:p text:style-name="P52"><text:span text:style-name="T53">Platforms</text:span><text:span text:style-name="T54">: <text:s text:c="2"/></text:span><text:span text:style-name="T55"><text:tab/></text:span><text:span text:style-name="T56"><text:tab/>Linux <text:s/>, <text:s/>GitHub CI <text:s/>, <text:s/>Docker Compose <text:s/>, <text:s/></text:span><text:span text:style-name="T57">Dapr <text:s/>, <text:s/></text:span><text:span text:style-name="T58">Kubernetes <text:s/>, <text:s/>Terraform <text:s/>, <text:s/>GCP <text:s/>, <text:s/>AWS</text:span></text:p>
      <text:p text:style-name="P59"><text:span text:style-name="T60">Frameworks</text:span><text:span text:style-name="T61">: <text:s text:c="2"/></text:span><text:span text:style-name="T62"><text:tab/>Gin <text:s/>, <text:s/>HTMX</text:span><text:span text:style-name="T63"><text:s text:c="2"/>, <text:s/></text:span><text:span text:style-name="T64">Tailwind <text:s/>, <text:s/>Node.js <text:s/>, <text:s/>Angular <text:s/>, <text:s/>React <text:s/>, <text:s/>Next.js <text:s/>,<text:s/></text:span><text:span text:style-name="T65"><text:s/>Spring</text:span><text:span text:style-name="T66"><text:s text:c="2"/>, <text:s/>Prometheus</text:span></text:p>
      <text:p text:style-name="P67"><text:span text:style-name="T68">Domains</text:span><text:span text:style-name="T69">: <text:s text:c="2"/></text:span><text:span text:style-name="T70"><text:tab/></text:span><text:span text:style-name="T71"><text:tab/>Performance Critical <text:s/>, <text:s/>Edge Computing <text:s/>, <text:s/>Cryptography <text:s/>, <text:s/>Healthcare <text:s/>, <text:s/>Logistics <text:s/>, <text:s/>Commerce</text:span></text:p>
      <text:p text:style-name="P72"/>
      <text:p text:style-name="P73"><text:span text:style-name="T74">Qualities:</text:span><text:span text:style-name="T75"><text:tab/></text:span><text:span text:style-name="T76"><text:tab/>Strong Work Ethic <text:s/>, <text:s/>High Code Output <text:s/>, <text:s/></text:span><text:span text:style-name="T77"><text:tab/>Goal Oriented <text:s/>, <text:s/>Careful Reviewer/Documentor</text:span></text:p>
      <text:p text:style-name="P78"/>
      <text:p text:style-name="P79"><text:span text:style-name="T80">Avoidances:</text:span><text:span text:style-name="T81"><text:s/></text:span><text:span text:style-name="T82"><text:tab/></text:span><text:span text:style-name="T83"><text:tab/>Gambling <text:s/>, <text:s/>Media <text:s/>, <text:s/>Property <text:s/>, <text:s/>Advertisement <text:s/>, <text:s/>Blockchain/Web3/DAO/DeFi/GameFi/NFT</text:span></text:p>
      <text:p text:style-name="P84"/>
      <text:p text:style-name="P85"/>
      <text:p text:style-name="P86">Career Summary</text:p>
      <text:p text:style-name="P87"/>
      <text:p text:style-name="P88"><text:span text:style-name="T89">Remote Software Engineer</text:span><text:span text:style-name="T90">,<text:s/></text:span><text:span text:style-name="T91"><text:tab/></text:span><text:span text:style-name="T92">Cariyaputta</text:span><text:span text:style-name="T93">,<text:s/></text:span><text:span text:style-name="T94"><text:tab/></text:span><text:span text:style-name="T95"><text:tab/></text:span><text:span text:style-name="T96"><text:tab/></text:span><text:span text:style-name="T97"><text:tab/>Various Projects,<text:s/></text:span><text:span text:style-name="T98"><text:tab/></text:span><text:span text:style-name="T99"><text:tab/></text:span><text:span text:style-name="T100">08/2015 - Present</text:span></text:p>
      <text:p text:style-name="P101"/>
      <text:p text:style-name="P102"><text:span text:style-name="T103">Remote Backend Engineer</text:span><text:span text:style-name="T104">,<text:s/></text:span><text:span text:style-name="T105"><text:tab/></text:span><text:span text:style-name="T106">NTQ Solution</text:span><text:span text:style-name="T107">,<text:s/></text:span><text:span text:style-name="T108"><text:tab/></text:span><text:span text:style-name="T109"><text:tab/></text:span><text:span text:style-name="T110"><text:tab/></text:span><text:span text:style-name="T111">Dropezy</text:span><text:span text:style-name="T112">,<text:s/></text:span><text:span text:style-name="T113"><text:tab/></text:span><text:span text:style-name="T114"><text:tab/></text:span><text:span text:style-name="T115"><text:tab/></text:span><text:span text:style-name="T116">01/2022 - 10/2022</text:span></text:p>
      <text:p text:style-name="P117"/>
      <text:p text:style-name="P118"><text:span text:style-name="T119">Remote Backend Engineer</text:span><text:span text:style-name="T120">,<text:s/></text:span><text:span text:style-name="T121"><text:tab/></text:span><text:span text:style-name="T122">MonsterPixel,</text:span><text:span text:style-name="T123"><text:tab/></text:span><text:span text:style-name="T124"><text:tab/></text:span><text:span text:style-name="T125"><text:s/></text:span><text:span text:style-name="T126"><text:tab/></text:span><text:span text:style-name="T127"><text:tab/></text:span><text:span text:style-name="T128">Ackio Mesh</text:span><text:span text:style-name="T129">,<text:s/></text:span><text:span text:style-name="T130"><text:tab/></text:span><text:span text:style-name="T131"><text:tab/></text:span><text:span text:style-name="T132"><text:tab/></text:span><text:span text:style-name="T133">08/2021 - 12/2021</text:span></text:p>
      <text:p text:style-name="P134"/>
      <text:p text:style-name="P135"><text:span text:style-name="T136">Remote Backend Developer</text:span><text:span text:style-name="T137">,<text:s/></text:span><text:span text:style-name="T138">GadGame,</text:span><text:span text:style-name="T139"><text:tab/></text:span><text:span text:style-name="T140"><text:tab/></text:span><text:span text:style-name="T141"><text:tab/></text:span><text:span text:style-name="T142"><text:tab/></text:span><text:span text:style-name="T143">Galaxy Fortunes</text:span><text:span text:style-name="T144">,<text:s/></text:span><text:span text:style-name="T145"><text:tab/></text:span><text:span text:style-name="T146"><text:tab/></text:span><text:span text:style-name="T147">04/2021 - 08/2021</text:span></text:p>
      <text:p text:style-name="P148"/>
      <text:p text:style-name="P149"><text:span text:style-name="T150">Remote Backend Developer</text:span><text:span text:style-name="T151">,<text:s/></text:span><text:span text:style-name="T152">Analytical Autoradiography,</text:span><text:span text:style-name="T153"><text:tab/></text:span><text:span text:style-name="T154"><text:tab/></text:span><text:span text:style-name="T155">teleDrCare</text:span><text:span text:style-name="T156">,<text:s/></text:span><text:span text:style-name="T157"><text:tab/></text:span><text:span text:style-name="T158"><text:tab/></text:span><text:span text:style-name="T159"><text:tab/></text:span><text:span text:style-name="T160">01/2021 - 05/2021</text:span></text:p>
      <text:p text:style-name="P161"/>
      <text:p text:style-name="P162"><text:span text:style-name="T163">Backend Engineer</text:span><text:span text:style-name="T164">,<text:s/></text:span><text:span text:style-name="T165"><text:tab/></text:span><text:span text:style-name="T166"><text:tab/></text:span><text:span text:style-name="T167">FPT Software</text:span><text:span text:style-name="T168">,<text:s/></text:span><text:span text:style-name="T169"><text:tab/></text:span><text:span text:style-name="T170"><text:tab/></text:span><text:span text:style-name="T171"><text:tab/></text:span><text:span text:style-name="T172">Halliburton Baroid,</text:span><text:span text:style-name="T173"><text:tab/></text:span><text:span text:style-name="T174"><text:tab/></text:span><text:span text:style-name="T175">07/2020 - 12/2020</text:span></text:p>
      <text:p text:style-name="P176"/>
      <text:p text:style-name="P177"><text:span text:style-name="T178">Backend Engineer</text:span><text:span text:style-name="T179">,<text:s/></text:span><text:span text:style-name="T180"><text:tab/></text:span><text:span text:style-name="T181"><text:tab/></text:span><text:span text:style-name="T182">FPT Software</text:span><text:span text:style-name="T183">,<text:s/></text:span><text:span text:style-name="T184"><text:tab/></text:span><text:span text:style-name="T185"><text:tab/></text:span><text:span text:style-name="T186"><text:tab/></text:span><text:span text:style-name="T187">ETCC E-470,</text:span><text:span text:style-name="T188"><text:tab/></text:span><text:span text:style-name="T189"><text:tab/></text:span><text:span text:style-name="T190"><text:tab/></text:span><text:span text:style-name="T191">07/2020 - 12/2020</text:span></text:p>
      <text:p text:style-name="P192"><text:span text:style-name="T193"><text:tab/></text:span></text:p>
      <text:p text:style-name="P194"><text:span text:style-name="T195">Fullstack Engineer</text:span><text:span text:style-name="T196">,<text:s/></text:span><text:span text:style-name="T197"><text:tab/></text:span><text:span text:style-name="T198"><text:tab/></text:span><text:span text:style-name="T199">PALTech,</text:span><text:span text:style-name="T200"><text:tab/></text:span><text:span text:style-name="T201"><text:tab/></text:span><text:span text:style-name="T202"><text:tab/></text:span><text:span text:style-name="T203"><text:tab/></text:span><text:span text:style-name="T204">FairExchange</text:span><text:span text:style-name="T205">,</text:span><text:span text:style-name="T206"><text:tab/></text:span><text:span text:style-name="T207"><text:tab/><text:s/></text:span><text:span text:style-name="T208"><text:tab/></text:span><text:span text:style-name="T209">10/2018 - 03/2020</text:span></text:p>
      <text:p text:style-name="P210"/>
      <text:p text:style-name="P211"><text:span text:style-name="T212">Tech Lead</text:span><text:span text:style-name="T213">,</text:span><text:span text:style-name="T214"><text:tab/></text:span><text:span text:style-name="T215"><text:tab/></text:span><text:span text:style-name="T216"><text:tab/></text:span><text:span text:style-name="T217">Team 6789,</text:span><text:span text:style-name="T218"><text:tab/></text:span><text:span text:style-name="T219"><text:tab/></text:span><text:span text:style-name="T220"><text:tab/></text:span><text:span text:style-name="T221"><text:tab/></text:span><text:span text:style-name="T222">Robotic Tournaments,</text:span><text:span text:style-name="T223"><text:tab/></text:span><text:span text:style-name="T224"><text:tab/>08/2017 - 12/2017</text:span></text:p>
      <text:p text:style-name="P225"/>
      <text:p text:style-name="P226"><text:span text:style-name="T227">Remote Reliability Engineer</text:span><text:span text:style-name="T228">,<text:s/></text:span><text:span text:style-name="T229">IESEM,</text:span><text:span text:style-name="T230"><text:s/></text:span><text:span text:style-name="T231"><text:tab/></text:span><text:span text:style-name="T232"><text:tab/></text:span><text:span text:style-name="T233"><text:tab/></text:span><text:span text:style-name="T234"><text:tab/></text:span><text:span text:style-name="T235">IESEM Platform</text:span><text:span text:style-name="T236">,<text:s/></text:span><text:span text:style-name="T237"><text:tab/></text:span><text:span text:style-name="T238"><text:tab/></text:span><text:span text:style-name="T239">08/2014 - 08/2015</text:span></text:p>
      <text:p text:style-name="P240"/>
      <text:p text:style-name="P241"><text:span text:style-name="T242">Remote Game Developer</text:span><text:span text:style-name="T243">,<text:s/></text:span><text:span text:style-name="T244"><text:tab/></text:span><text:span text:style-name="T245">EpicWar</text:span><text:span text:style-name="T246">,<text:s/></text:span><text:span text:style-name="T247"><text:tab/></text:span><text:span text:style-name="T248"><text:tab/></text:span><text:span text:style-name="T249"><text:tab/></text:span><text:span text:style-name="T250"><text:tab/>Various Projects,<text:s/></text:span><text:span text:style-name="T251"><text:tab/></text:span><text:span text:style-name="T252"><text:tab/></text:span><text:span text:style-name="T253">08/2007 - 06/2014</text:span></text:p>
      <text:p text:style-name="P254"/>
      <text:p text:style-name="P255"/>
      <text:p text:style-name="P256">Education</text:p>
      <text:p text:style-name="P257"/>
      <text:p text:style-name="P258"><text:span text:style-name="T259">Modern Web Development</text:span><text:span text:style-name="T260">,<text:s/></text:span><text:span text:style-name="T261">Udemy</text:span><text:span text:style-name="T262">,<text:s/></text:span><text:span text:style-name="T263">Various Courses</text:span><text:span text:style-name="T264">,<text:s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2018 - Present</text:span></text:p>
      <text:p text:style-name="P271"><text:span text:style-name="T272">Competitive Programming</text:span><text:span text:style-name="T273">,<text:s/></text:span><text:span text:style-name="T274"><text:tab/></text:span><text:span text:style-name="T275">Codeforces</text:span><text:span text:style-name="T276">,<text:s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2007 - Present</text:span></text:p>
      <text:p text:style-name="P286"><text:span text:style-name="T287">Backend Master Class</text:span><text:span text:style-name="T288">,</text:span><text:span text:style-name="T289"><text:tab/></text:span><text:span text:style-name="T290">Code School</text:span><text:span text:style-name="T291">,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2020 - 2021</text:span></text:p>
      <text:p text:style-name="P300"><text:span text:style-name="T301">Computer Engineering</text:span><text:span text:style-name="T302">,<text:s/></text:span><text:span text:style-name="T303"><text:tab/></text:span><text:span text:style-name="T304">University of Information Technology</text:span><text:span text:style-name="T305">, VNU-HCM,<text:s/></text:span><text:span text:style-name="T306"><text:tab/></text:span><text:span text:style-name="T307"><text:tab/></text:span><text:span text:style-name="T308">2015 - 2021</text:span></text:p>
      <text:p text:style-name="P309"><text:span text:style-name="T310">Development Life Cycle</text:span><text:span text:style-name="T311">,<text:s/></text:span><text:span text:style-name="T312"><text:tab/></text:span><text:span text:style-name="T313">FPT Software</text:span><text:span text:style-name="T314">,<text:s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2020 - 2020</text:span></text:p>
      <text:p text:style-name="P323"><text:span text:style-name="T324">Java Spring Development</text:span><text:span text:style-name="T325">,<text:s/></text:span><text:span text:style-name="T326"><text:tab/></text:span><text:span text:style-name="T327">Nhat Nghe Academy</text:span><text:span text:style-name="T328">,<text:s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2018 - 2018</text:span></text:p>
      <text:p text:style-name="P337"><text:span text:style-name="T338">Game Development</text:span><text:span text:style-name="T339">,<text:s/></text:span><text:span text:style-name="T340"><text:tab/></text:span><text:span text:style-name="T341"><text:tab/></text:span><text:span text:style-name="T342">The Hive Workshop</text:span><text:span text:style-name="T343">,<text:s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2007 - 2015</text:span></text:p>
      <text:p text:style-name="P352"/>
      <text:p text:style-name="P353">Achievement</text:p>
      <text:p text:style-name="P354"/>
      <text:p text:style-name="P355"><text:span text:style-name="T356">1st Place</text:span><text:span text:style-name="T357">, Team 6789,<text:s/></text:span><text:span text:style-name="T358">UIT Sumo Robot 2017</text:span><text:span text:style-name="T359">, Robotic Contest</text:span></text:p>
      <text:p text:style-name="P360"><text:span text:style-name="T361">National Olympiad &amp; Regional ACM-ICPC<text:s/></text:span><text:span text:style-name="T362">participant</text:span></text:p>
      <text:soft-page-break/>
      <text:p text:style-name="P363"><text:span text:style-name="T364">Remote Software Engineer</text:span><text:span text:style-name="T365">,<text:s/></text:span><text:span text:style-name="T366"><text:tab/>Cariyaputta,<text:s/></text:span><text:span text:style-name="T367"><text:tab/></text:span><text:span text:style-name="T368"><text:tab/></text:span><text:span text:style-name="T369"><text:tab/></text:span><text:span text:style-name="T370"><text:tab/>Various Projects</text:span><text:span text:style-name="T371"><text:tab/></text:span><text:span text:style-name="T372"><text:tab/></text:span><text:span text:style-name="T373"><text:tab/></text:span><text:span text:style-name="T374"><text:tab/></text:span><text:span text:style-name="T375">2/2</text:span></text:p>
      <text:p text:style-name="P376">- Design &amp; write blazingly-fast custom API solutions, development pipelines, &amp; video games backend in Go &amp; Rust</text:p>
      <text:p text:style-name="P377">- Write setup scripts for Linux &amp; optimize Neovim development environment in Lua</text:p>
      <text:p text:style-name="P378">- Write benchmarking, profiling, &amp; setup tools for various Linux environments &amp; platforms in Bash</text:p>
      <text:p text:style-name="P379">- Research &amp; develop practical applications of concurrency and parallelism in various languages</text:p>
      <text:p text:style-name="P380">- Design &amp; develop libraries for Cryptography &amp; Game Theory in C</text:p>
      <text:p text:style-name="P381">- Research &amp; develop projects for Embedded Systems, Edge Computing, Distributed Systems, &amp; Genetic Algorithms</text:p>
      <text:p text:style-name="P382"/>
      <text:p text:style-name="P383"><text:span text:style-name="T384">Remote Backend Engineer</text:span><text:span text:style-name="T385">,<text:s/></text:span><text:span text:style-name="T386"><text:tab/>NTQ Solution,<text:s/></text:span><text:span text:style-name="T387"><text:tab/></text:span><text:span text:style-name="T388"><text:tab/></text:span><text:span text:style-name="T389"><text:tab/>Project: Dropezy</text:span></text:p>
      <text:p text:style-name="P390">- Thoroughly profiling &amp; optimizing services/infrastructures for production release</text:p>
      <text:p text:style-name="P391">- Create new &amp; optimize existing MongoDB queries &amp; aggregates</text:p>
      <text:p text:style-name="P392">- Improve Go codebase with more streamlined structure, apply generics &amp; fuzzy tests. Add Flutter Cloud Emulator</text:p>
      <text:p text:style-name="P393">- Design &amp; implement BigData importer in Go/JS, CSVs to Firebase &amp; MongoDB</text:p>
      <text:p text:style-name="P394">- Design &amp; write Customer service in Go. Optimize performance of Back Office services</text:p>
      <text:p text:style-name="P395">- Design &amp; write Order &amp; Task services in Go. Implement 3rd party integration with shipping vendors in Go</text:p>
      <text:p text:style-name="P396">- Mentor junior colleagues, improve tech documentations, work with Figma &amp; GKE clusters</text:p>
      <text:p text:style-name="P397"/>
      <text:p text:style-name="P398"><text:span text:style-name="T399">Remote Backend Engineer</text:span><text:span text:style-name="T400">,<text:s/></text:span><text:span text:style-name="T401"><text:tab/>MonsterPixel,<text:s/></text:span><text:span text:style-name="T402"><text:tab/></text:span><text:span text:style-name="T403"><text:tab/></text:span><text:span text:style-name="T404"><text:tab/></text:span><text:span text:style-name="T405"><text:tab/>Project: Ackio Mesh</text:span></text:p>
      <text:p text:style-name="P406">- Design, research, document, write &amp; setup infrastructure for an MVP Edge distributed microservices mesh</text:p>
      <text:p text:style-name="P407">- Powered by Go, Node, Python, React &amp; Cloud Native Computing Foundation’s technologies</text:p>
      <text:p text:style-name="P408"/>
      <text:p text:style-name="P409"><text:span text:style-name="T410">Remote Backend Developer</text:span><text:span text:style-name="T411">, GadGame,<text:s/></text:span><text:span text:style-name="T412"><text:tab/></text:span><text:span text:style-name="T413"><text:tab/></text:span><text:span text:style-name="T414"><text:tab/></text:span><text:span text:style-name="T415"><text:tab/>Project: Galaxy Fortunes</text:span></text:p>
      <text:p text:style-name="P416">- Migrate &amp; upgrade a Java Spring monolith project to Go &amp; Node microservices on AWS</text:p>
      <text:p text:style-name="P417">- Handle Database Isolation features relate to concurrency &amp; scalability</text:p>
      <text:p text:style-name="P418"/>
      <text:p text:style-name="P419"><text:span text:style-name="T420">Remote Backend Developer</text:span><text:span text:style-name="T421">, Analytical Autoradiography,<text:s/></text:span><text:span text:style-name="T422"><text:tab/>Project: teleDrCare</text:span></text:p>
      <text:p text:style-name="P423">- Develop APIs in Go, Node, HTTP REST, gRPC, GraphQL, WebSockets, PostgreSQL, Redis &amp; MongoDB</text:p>
      <text:p text:style-name="P424">- Write AWS Lambda function handlers in Go. Implement UI features in React.</text:p>
      <text:p text:style-name="P425">- Integrate best practices in CI/CD, testing &amp; scripting</text:p>
      <text:p text:style-name="P426"/>
      <text:p text:style-name="P427"><text:span text:style-name="T428">Backend Engineer</text:span><text:span text:style-name="T429">,<text:s/></text:span><text:span text:style-name="T430"><text:tab/></text:span><text:span text:style-name="T431"><text:tab/>FPT Software,</text:span></text:p>
      <text:p text:style-name="P432">Project: ETCC E-470</text:p>
      <text:p text:style-name="P433">- Implement a Go FTP server, with RabbitMQ, Kafka &amp; MinIO, for pre-processing data</text:p>
      <text:p text:style-name="P434">- Implement &amp; optimize microservices in Go, Java, Spring Boot</text:p>
      <text:p text:style-name="P435">- Implement BackOffice UI &amp; event-driven logic with CUBA, PostgreSQL, &amp; Kafka</text:p>
      <text:p text:style-name="P436">- Write unit tests, do sanity check &amp; production monitoring of microservices on GCP</text:p>
      <text:p text:style-name="P437">Project: Halliburton Baroid</text:p>
      <text:p text:style-name="P438">- Design overall system architecture &amp; write Detailed Design Documents &amp; BPMNs</text:p>
      <text:p text:style-name="P439">- Implement the flow with Appian, write custom features in Java, Spring Boot, Node &amp; React</text:p>
      <text:p text:style-name="P440"/>
      <text:p text:style-name="P441"><text:span text:style-name="T442">Fullstack Engineer</text:span><text:span text:style-name="T443">,<text:s/></text:span><text:span text:style-name="T444"><text:tab/></text:span><text:span text:style-name="T445"><text:tab/>PALTech,<text:s/></text:span><text:span text:style-name="T446"><text:tab/></text:span><text:span text:style-name="T447"><text:tab/></text:span><text:span text:style-name="T448"><text:tab/></text:span><text:span text:style-name="T449"><text:tab/>Project: FairExchange</text:span></text:p>
      <text:p text:style-name="P450">- Migrate from legacy Spring to Spring Boot, AngularJS to Angular</text:p>
      <text:p text:style-name="P451">- Design &amp; write APIs in Java Spring Boot</text:p>
      <text:p text:style-name="P452">- Design &amp; write high performance Blackjack &amp; Bullseye Roulette HTML/Canvas games</text:p>
      <text:p text:style-name="P453">- Write BackOffice responsive mobile-first UX/UI in Angular &amp; design/implement its API &amp; db</text:p>
      <text:p text:style-name="P454">- Write internal tools in .NET Core. Monitor ELK stack &amp; AWS CloudWatch</text:p>
      <text:p text:style-name="P455"/>
      <text:p text:style-name="P456"><text:span text:style-name="T457">Tech Lead</text:span><text:span text:style-name="T458">,</text:span><text:span text:style-name="T459"><text:tab/></text:span><text:span text:style-name="T460"><text:tab/></text:span><text:span text:style-name="T461"><text:tab/></text:span><text:span text:style-name="T462">Team 6789,</text:span><text:span text:style-name="T463"><text:tab/></text:span><text:span text:style-name="T464"><text:tab/></text:span><text:span text:style-name="T465"><text:tab/></text:span><text:span text:style-name="T466"><text:tab/></text:span><text:span text:style-name="T467">Robotic Tournaments</text:span></text:p>
      <text:p text:style-name="P468">- Design &amp; implement robot’s structures &amp; firmwares; optimize algorithms &amp; assembly code for accuracy &amp; low power</text:p>
      <text:p text:style-name="P469"/>
      <text:p text:style-name="P470"><text:span text:style-name="T471">Remote Reliability Engineer</text:span><text:span text:style-name="T472">, IESEM,<text:s/></text:span><text:span text:style-name="T473"><text:tab/></text:span><text:span text:style-name="T474"><text:tab/></text:span><text:span text:style-name="T475"><text:tab/></text:span><text:span text:style-name="T476"><text:tab/>Project: IESEM Platform</text:span></text:p>
      <text:p text:style-name="P477">- Design &amp; implement IESEM forum &amp; related sites using WordPress, cPanel, MySQL</text:p>
      <text:p text:style-name="P478">- Write custom script to operate, load testing, &amp; monitor the IESEM platform</text:p>
      <text:p text:style-name="P479"/>
      <text:p text:style-name="P480"><text:span text:style-name="T481">Remote Game Developer</text:span><text:span text:style-name="T482">,</text:span><text:span text:style-name="T483"><text:tab/>EpicWar,</text:span><text:span text:style-name="T484"><text:tab/></text:span><text:span text:style-name="T485"><text:tab/></text:span><text:span text:style-name="T486"><text:tab/></text:span><text:span text:style-name="T487"><text:tab/>Various Projects</text:span></text:p>
      <text:p text:style-name="P488">- Design &amp; develop graphics, game engines, &amp; custom WarCraft 3 maps for clients in Jass, vJass (OOP Jass), &amp; Lua</text:p>
      <text:p text:style-name="P489"><text:span text:style-name="T490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7-31T15:27:00Z</dc:date>
    <meta:print-date>2023-07-13T14:53:00Z</meta:print-date>
    <meta:template xlink:href="Normal.dotm" xlink:type="simple"/>
    <meta:editing-cycles>108</meta:editing-cycles>
    <meta:editing-duration>PT22680S</meta:editing-duration>
    <meta:document-statistic meta:page-count="2" meta:paragraph-count="12" meta:word-count="948" meta:character-count="6343" meta:row-count="45" meta:non-whitespace-character-count="5407"/>
  </office:meta>
</office:document-meta>
</file>